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65pt"/>
    </style:style>
    <style:style style:name="co2" style:family="table-column">
      <style:table-column-properties fo:break-before="auto" style:column-width="35.6pt"/>
    </style:style>
    <style:style style:name="co3" style:family="table-column">
      <style:table-column-properties fo:break-before="auto" style:column-width="44.31pt"/>
    </style:style>
    <style:style style:name="co4" style:family="table-column">
      <style:table-column-properties fo:break-before="auto" style:column-width="83.91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55.84pt"/>
    </style:style>
    <style:style style:name="co7" style:family="table-column">
      <style:table-column-properties fo:break-before="auto" style:column-width="86.8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56.86pt"/>
    </style:style>
    <style:style style:name="co10" style:family="table-column">
      <style:table-column-properties fo:break-before="auto" style:column-width="49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1_Ques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uesti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Correct: True</text:p>
          </table:table-cell>
          <table:table-cell table:style-name="Default" office:value-type="string" calcext:value-type="string">
            <text:p>Extra lines</text:p>
          </table:table-cell>
          <table:table-cell table:style-name="Default" office:value-type="string" calcext:value-type="string">
            <text:p>Incorrect or blank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Gra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Q@berkeley.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rader 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52345" calcext:value-type="float">
            <text:p>52345</text:p>
          </table:table-cell>
          <table:table-cell office:value-type="string" calcext:value-type="string">
            <text:p>W@berkeley.ed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Grader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34143" calcext:value-type="float">
            <text:p>234143</text:p>
          </table:table-cell>
          <table:table-cell office:value-type="string" calcext:value-type="string">
            <text:p>E@berkeley.edu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rader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R@berkeley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rader 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@berkeley.ed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Grader 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@berkeley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Grader 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U@berkeley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Grader 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I@berkeley.edu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Grader 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@berkeley.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rader 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@berkeley.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Grader C</text:p>
          </table:table-cell>
        </table:table-row>
        <table:table-row table:style-name="ro1">
          <table:table-cell table:number-columns-repeated="5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[.F12]/10" office:value-type="float" office:value="0.7" calcext:value-type="float">
            <text:p>0.7</text:p>
          </table:table-cell>
          <table:table-cell table:style-name="Default" table:formula="of:=[.G12]/10" office:value-type="float" office:value="0.4" calcext:value-type="float">
            <text:p>0.4</text:p>
          </table:table-cell>
          <table:table-cell table:style-name="Default" table:formula="of:=[.H12]/10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SQRT([.F13]*(1-[.F13]))" office:value-type="float" office:value="0.458257569495584" calcext:value-type="float">
            <text:p>0.4582575695</text:p>
          </table:table-cell>
          <table:table-cell table:style-name="Default" table:formula="of:=SQRT([.G13]*(1-[.G13]))" office:value-type="float" office:value="0.489897948556636" calcext:value-type="float">
            <text:p>0.4898979486</text:p>
          </table:table-cell>
          <table:table-cell table:style-name="Default" table:formula="of:=SQRT([.H13]*(1-[.H13])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[.F15]/4-[.F13])/[.F14]" office:value-type="float" office:value="0.109108945117996" calcext:value-type="float">
            <text:p>0.1091089451</text:p>
          </table:table-cell>
          <table:table-cell table:style-name="Default" table:formula="of:=([.G15]/4-[.G13])/[.G14]" office:value-type="float" office:value="-0.306186217847897" calcext:value-type="float">
            <text:p>-0.3061862178</text:p>
          </table:table-cell>
          <table:table-cell table:style-name="Default" table:formula="of:=([.H15]/4-[.H13])/[.H14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ABS([.F16])" office:value-type="float" office:value="0.109108945117996" calcext:value-type="float">
            <text:p>0.1091089451</text:p>
          </table:table-cell>
          <table:table-cell table:style-name="Default" table:formula="of:=ABS([.G16])" office:value-type="float" office:value="0.306186217847897" calcext:value-type="float">
            <text:p>0.3061862178</text:p>
          </table:table-cell>
          <table:table-cell table:style-name="Default" table:formula="of:=ABS([.H16]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AVERAGE([.F17:.H17])" office:value-type="float" office:value="0.180098387655298" calcext:value-type="float">
            <text:p>0.1800983877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6:53:20.576517711</dc:date>
    <meta:editing-duration>PT6M34S</meta:editing-duration>
    <meta:editing-cycles>1</meta:editing-cycles>
    <meta:document-statistic meta:table-count="1" meta:cell-count="123" meta:object-count="0"/>
    <meta:generator>LibreOffice/5.1.4.2$Linux_X86_64 LibreOffice_project/10m0$Build-2</meta:generator>
  </office:meta>
</office:document-meta>
</file>